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CONSA YOLAN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3500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I CONSA, YOLAN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3500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NDOZA GORDILLO, ELIZABETH YUREMI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31064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1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7:00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